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205" officeooo:paragraph-rsid="0012b205"/>
    </style:style>
    <style:style style:name="P2" style:family="paragraph" style:parent-style-name="Standard">
      <style:text-properties officeooo:rsid="0014441c" officeooo:paragraph-rsid="0014441c"/>
    </style:style>
    <style:style style:name="T1" style:family="text">
      <style:text-properties officeooo:rsid="00144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15 Homework – Web Vulnerabilities and Hardening</text:p>
      <text:p text:style-name="P1"/>
      <text:p text:style-name="P1">etc/passwd/ and /etc/hosts results: Validation rules need to be set to not allow special characters. A white list can be integrated in addition to not allowing “white space” and other special characters or syntax.</text:p>
      <text:p text:style-name="P1"/>
      <text:p text:style-name="P1">Brute Force <text:span text:style-name="T1">r</text:span>esults: </text:p>
      <text:p text:style-name="P1"/>
      <text:p text:style-name="P1"><text:tab/>Login: tonystark</text:p>
      <text:p text:style-name="P1"><text:tab/>Password: I am Iron Man</text:p>
      <text:p text:style-name="P1"/>
      <text:p text:style-name="P1">Brute force mitigation requires either complex passwords to make it prohibitively difficult, or setting a hard limit on failed attempts. </text:p>
      <text:p text:style-name="P1"/>
      <text:p text:style-name="P2">Where’s the Beef results: Regular patching and updates can handle known vulnerabilities. Antivirus software that directly connects to browsers can also mitigate attacks such as th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7:21:01.579000000</meta:creation-date>
    <dc:date>2021-10-20T17:48:57.058000000</dc:date>
    <meta:editing-duration>PT17M45S</meta:editing-duration>
    <meta:editing-cycles>1</meta:editing-cycles>
    <meta:document-statistic meta:table-count="0" meta:image-count="0" meta:object-count="0" meta:page-count="1" meta:paragraph-count="7" meta:word-count="97" meta:character-count="647" meta:non-whitespace-character-count="551"/>
    <meta:generator>LibreOffice/5.4.2.2$Windows_X86_64 LibreOffice_project/22b09f6418e8c2d508a9eaf86b2399209b0990f4</meta:generator>
  </office:meta>
</office:document-meta>
</file>